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castSocket.leaveGroup( java . net . InetAddre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get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Multicast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send( java . net . DatagramPacket var0 , by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setTimeToLi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joinGroup( java . net . InetAddre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MulticastSock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castSocket.setInterface( java . net . InetAddre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